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>
      <style:text-properties fo:font-size="12pt" style:font-size-asian="12pt"/>
    </style:style>
    <style:style style:name="P4" style:family="paragraph" style:parent-style-name="List_20_Paragraph" style:list-style-name="WWNum2"/>
    <style:style style:name="P5" style:family="paragraph" style:parent-style-name="List_20_Paragraph">
      <style:text-properties fo:color="#ff0000" fo:font-size="12pt" fo:font-weight="bold" style:font-size-asian="12pt" style:font-weight-asian="bold"/>
    </style:style>
    <style:style style:name="P6" style:family="paragraph" style:parent-style-name="List_20_Paragraph" style:list-style-name="WWNum6"/>
    <style:style style:name="P7" style:family="paragraph" style:parent-style-name="List_20_Paragraph">
      <style:text-properties fo:color="#008000" fo:font-size="14pt" style:text-underline-style="solid" style:text-underline-width="auto" style:text-underline-color="font-color" fo:font-weight="bold" style:font-size-asian="14pt" style:font-weight-asian="bold"/>
    </style:style>
    <style:style style:name="P8" style:family="paragraph" style:parent-style-name="List_20_Paragraph" style:list-style-name="WWNum4"/>
    <style:style style:name="P9" style:family="paragraph" style:parent-style-name="List_20_Paragraph">
      <style:paragraph-properties fo:margin-left="1.905cm" fo:margin-right="0cm" fo:text-indent="0cm" style:auto-text-indent="false"/>
      <style:text-properties fo:font-size="12pt" style:font-size-asian="12pt"/>
    </style:style>
    <style:style style:name="P10" style:family="paragraph" style:parent-style-name="List_20_Paragraph">
      <style:paragraph-properties fo:margin-left="3.81cm" fo:margin-right="0cm" fo:text-indent="0cm" style:auto-text-indent="false"/>
      <style:text-properties fo:font-size="12pt" style:font-size-asian="12pt"/>
    </style:style>
    <style:style style:name="P11" style:family="paragraph" style:parent-style-name="List_20_Paragraph">
      <style:paragraph-properties fo:margin-left="2.54cm" fo:margin-right="0cm" fo:text-indent="0cm" style:auto-text-indent="false"/>
      <style:text-properties fo:font-size="12pt" style:font-size-asian="12pt"/>
    </style:style>
    <style:style style:name="P12" style:family="paragraph" style:parent-style-name="Standard">
      <style:text-properties fo:font-size="12pt" style:font-size-asian="12pt"/>
    </style:style>
    <style:style style:name="P13" style:family="paragraph" style:parent-style-name="Standard">
      <style:text-properties fo:font-size="12pt" fo:font-style="italic" style:font-size-asian="12pt" style:font-style-asian="italic"/>
    </style:style>
    <style:style style:name="P14" style:family="paragraph" style:parent-style-name="Standard">
      <style:paragraph-properties fo:margin-left="0cm" fo:margin-right="0cm" fo:text-indent="0.635cm" style:auto-text-indent="false"/>
    </style:style>
    <style:style style:name="P15" style:family="paragraph" style:parent-style-name="Standard">
      <style:paragraph-properties fo:margin-left="0cm" fo:margin-right="0cm" fo:text-indent="0.635cm" style:auto-text-indent="false"/>
      <style:text-properties fo:font-size="12pt" style:font-size-asian="12pt"/>
    </style:style>
    <style:style style:name="T1" style:family="text">
      <style:text-properties fo:color="#ff0000" fo:font-size="24pt" style:font-size-asian="24pt"/>
    </style:style>
    <style:style style:name="T2" style:family="text">
      <style:text-properties fo:color="#ff0000"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T3" style:family="text">
      <style:text-properties fo:color="#ff0000" fo:font-size="12pt" fo:font-weight="bold" style:font-size-asian="12pt" style:font-weight-asian="bold"/>
    </style:style>
    <style:style style:name="T4" style:family="text">
      <style:text-properties fo:color="#ff0000" fo:font-size="12pt" fo:font-weight="bold" style:font-size-asian="12pt" style:font-weight-asian="bold" fo:background-color="#ffff00"/>
    </style:style>
    <style:style style:name="T5" style:family="text">
      <style:text-properties fo:color="#ff0000" fo:font-size="12pt" style:font-size-asian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font-style="italic" style:font-size-asian="12pt" style:font-style-asian="italic"/>
    </style:style>
    <style:style style:name="T10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11" style:family="text">
      <style:text-properties fo:color="#008000" fo:font-size="12pt" fo:font-weight="bold" style:font-size-asian="12pt" style:font-weight-asian="bold"/>
    </style:style>
    <style:style style:name="T12" style:family="text">
      <style:text-properties fo:color="#008000" fo:font-size="12pt" style:font-size-asian="12pt"/>
    </style:style>
    <style:style style:name="T13" style:family="text">
      <style:text-properties fo:color="#008000" fo:font-size="14pt" style:text-underline-style="solid" style:text-underline-width="auto" style:text-underline-color="font-color" fo:font-weight="bold" style:font-size-asian="14pt" style:font-weight-asian="bold"/>
    </style:style>
    <style:style style:name="T14" style:family="text">
      <style:text-properties fo:color="#0070c0" fo:font-size="14pt" style:text-underline-style="solid" style:text-underline-width="auto" style:text-underline-color="font-color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<text:s/>Croissance osseuse</text:span></text:h>
      <text:p text:style-name="Standard"/>
      <text:list xml:id="list1449316136939801615" text:style-name="WWNum1">
        <text:list-item>
          <text:p text:style-name="P2"><text:span text:style-name="T2">Croissance</text:span></text:p>
        </text:list-item>
      </text:list>
      <text:p text:style-name="P9"/>
      <text:list xml:id="list4663892379409548257" text:style-name="WWNum2">
        <text:list-item>
          <text:p text:style-name="P4"><text:span text:style-name="T7">Ossification intra membraneuse</text:span><text:span text:style-name="T8"> = points d’ossification </text:span><text:span text:style-name="T3">→</text:span><text:span text:style-name="T5"> </text:span><text:span text:style-name="T8">Croissance en épaisseur </text:span><text:span text:style-name="T3">+++</text:span></text:p>
        </text:list-item>
        <text:list-item>
          <text:p text:style-name="P4"><text:span text:style-name="T7">Ossification endochondrale</text:span><text:span text:style-name="T8"> = cartilage de croissance </text:span><text:span text:style-name="T3">→</text:span><text:span text:style-name="T5"> </text:span><text:span text:style-name="T8">Croissance en longueur </text:span><text:span text:style-name="T3">+++</text:span></text:p>
        </text:list-item>
      </text:list>
      <text:p text:style-name="P14"><text:span text:style-name="T8">La diaphyse s’allonge. En même temps, l’os augmente son épaisseur par l’activité qui sera lié aux membranes qui entoure l’os cortical. On a </text:span><text:span text:style-name="T11">l’ostéogenèse endochondrale</text:span><text:span text:style-name="T12"> </text:span><text:span text:style-name="T8">(longueur) et </text:span><text:span text:style-name="T11">ostéogenèse membraneuse</text:span><text:span text:style-name="T12"> </text:span><text:span text:style-name="T8">(en épaisseur).</text:span></text:p>
      <text:p text:style-name="P12"/>
      <text:list xml:id="list190620001730549" text:continue-list="list1449316136939801615" text:style-name="WWNum1">
        <text:list-item>
          <text:p text:style-name="P2"><text:span text:style-name="T2">Ossifcation endochondrale</text:span></text:p>
        </text:list-item>
      </text:list>
      <text:p text:style-name="P5"/>
      <text:list xml:id="list190620342405525" text:continue-list="list4663892379409548257" text:style-name="WWNum2">
        <text:list-item>
          <text:p text:style-name="P4"><text:span text:style-name="T8">Les </text:span><text:span text:style-name="T3">éléments <text:s/>squelettiques des membres dérivent du mésoderme</text:span><text:span text:style-name="T5"> </text:span><text:span text:style-name="T8">par </text:span><text:span text:style-name="T3">ossification endochondrale</text:span><text:span text:style-name="T5"> </text:span><text:span text:style-name="T3">ou intra-cartilagineuse.</text:span></text:p>
        </text:list-item>
        <text:list-item>
          <text:p text:style-name="P4"><text:span text:style-name="T8">Dans ce mode d’ossification, un </text:span><text:span text:style-name="T3">modèle cartilagineux</text:span><text:span text:style-name="T8">, dont la forme </text:span><text:span text:style-name="T3">préfigure la forme finale de la pièce osseuse</text:span><text:span text:style-name="T8">, est mis en place, puis détruit et presque entièrement remplacé par de l’os, sauf pour ses extrémités qui formeront les </text:span><text:span text:style-name="T3">cartilages articulaires</text:span><text:span text:style-name="T8">.</text:span></text:p>
        </text:list-item>
      </text:list>
      <text:p text:style-name="P12"/>
      <text:list xml:id="list8800803130133866750" text:style-name="WWNum6">
        <text:list-item>
          <text:p text:style-name="P6"><text:span text:style-name="T13">Croissance des os en longueur</text:span></text:p>
        </text:list-item>
      </text:list>
      <text:p text:style-name="P7"/>
      <text:list xml:id="list190620650810568" text:continue-list="list190620342405525" text:style-name="WWNum2">
        <text:list-item>
          <text:list>
            <text:list-item>
              <text:p text:style-name="P4"><text:span text:style-name="T7">Au niveau du cartilage épiphysaire</text:span></text:p>
              <text:list>
                <text:list-item>
                  <text:p text:style-name="P4"><text:span text:style-name="T8">Jonction épiphyse – diaphyse</text:span></text:p>
                </text:list-item>
              </text:list>
            </text:list-item>
          </text:list>
        </text:list-item>
      </text:list>
      <text:p text:style-name="P10"/>
      <text:list xml:id="list190620718858583" text:continue-numbering="true" text:style-name="WWNum2">
        <text:list-item>
          <text:list>
            <text:list-item>
              <text:p text:style-name="P4"><text:span text:style-name="T8">La division des chondrocytes du cartilage permet la croissance</text:span></text:p>
            </text:list-item>
          </text:list>
        </text:list-item>
      </text:list>
      <text:p text:style-name="P11"/>
      <text:list xml:id="list190619947988867" text:continue-numbering="true" text:style-name="WWNum2">
        <text:list-item>
          <text:list>
            <text:list-item>
              <text:p text:style-name="P4"><text:span text:style-name="T7">Sous régulation hormonale</text:span></text:p>
              <text:list>
                <text:list-item>
                  <text:p text:style-name="P4"><text:span text:style-name="T8">Hormone de croissance</text:span></text:p>
                </text:list-item>
                <text:list-item>
                  <text:p text:style-name="P4"><text:span text:style-name="T8">Hormones thyroïdiennes</text:span></text:p>
                </text:list-item>
                <text:list-item>
                  <text:p text:style-name="P4"><text:span text:style-name="T8">Hormones sexuelles (</text:span><text:span text:style-name="T9">œstradiol </text:span><text:span text:style-name="T6">+++</text:span><text:span text:style-name="T9">)</text:span></text:p>
                </text:list-item>
              </text:list>
            </text:list-item>
          </text:list>
        </text:list-item>
      </text:list>
      <text:p text:style-name="P10"/>
      <text:p text:style-name="Standard"><text:span text:style-name="T8">Toute atteinte hormonale va poser un problème dans la croissance osseuse. </text:span></text:p>
      <text:p text:style-name="P12"/>
      <text:p text:style-name="Standard"><text:span text:style-name="T10">Exemple</text:span><text:span text:style-name="T9"> : Lorsque l’on prend certains sports comme la gymnastique, danse… qui ont beaucoup d’heures d’entrainements, il y a donc une dépense énergétique importante et un apport trop faible ce qui va inhiber l’activité des hormones sexuelles. </text:span></text:p>
      <text:p text:style-name="P13"/>
      <text:list xml:id="list2548640530963512325" text:style-name="WWNum4">
        <text:list-item>
          <text:p text:style-name="P8"><text:span text:style-name="T14">Le cartilage épiphysaire</text:span></text:p>
        </text:list-item>
      </text:list>
      <text:p text:style-name="Standard"><text:soft-page-break/><text:span text:style-name="T8">Ossification épiphysaire</text:span></text:p>
      <text:p text:style-name="P14"><text:span text:style-name="T3">Le cartilage de croissance ou de conjugaison</text:span><text:span text:style-name="T5"> </text:span><text:span text:style-name="T8">persiste entre l’épiphyse et la diaphyse après la naissance. Il permet l’allongement des os. </text:span></text:p>
      <text:p text:style-name="P15"/>
      <text:list xml:id="list190620889144128" text:continue-numbering="true" text:style-name="WWNum4">
        <text:list-item>
          <text:p text:style-name="P8"><text:span text:style-name="T14">Le cartilage de conjugaison</text:span></text:p>
        </text:list-item>
      </text:list>
      <text:p text:style-name="P14"><text:span text:style-name="T8">Vers 20 ans, les cartilages de conjugaison cessent d’être actifs. Epiphyse et diaphyses fusionnent alors, rendant impossible allongement ultérieur des os. </text:span><text:span text:style-name="T3">La croissance du corps est alors achevée</text:span><text:span text:style-name="T8">. </text:span></text:p>
      <text:p text:style-name="P12"/>
      <text:list xml:id="list190620929141366" text:continue-list="list8800803130133866750" text:style-name="WWNum6">
        <text:list-item>
          <text:p text:style-name="P6"><text:span text:style-name="T13">Croissance des os en épaisseur :</text:span></text:p>
        </text:list-item>
      </text:list>
      <text:p text:style-name="P3"/>
      <text:list xml:id="list190619431051818" text:continue-list="list190619947988867" text:style-name="WWNum2">
        <text:list-item>
          <text:p text:style-name="P4"><text:span text:style-name="T8">Croissance par </text:span><text:span text:style-name="T4">apposition</text:span></text:p>
        </text:list-item>
        <text:list-item>
          <text:p text:style-name="P4"><text:span text:style-name="T8">A partir des ostéoblastes du périoste</text:span></text:p>
        </text:list-item>
        <text:list-item>
          <text:p text:style-name="P4"><text:span text:style-name="T8">Entraîne la formation de nouveaux ostéons</text:span></text:p>
        </text:list-item>
      </text:list>
      <text:p text:style-name="P12"/>
      <text:p text:style-name="Standard"><text:span text:style-name="T8">Quand il n’y a plus de cartilage mais qu’il n’y a plus que de l’os, cela signifie que la croissance est terminé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color="#ff0000" fo:font-size="12pt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2" style:display-name="ListLabel 2" style:family="text">
      <style:text-properties fo:color="#ff0000" fo:font-size="12pt" fo:font-weight="bold" style:font-weight-asian="bold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ff0000" fo:font-size="12pt" fo:font-weight="bold" style:font-weight-asian="bold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4pt" fo:font-weight="bold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dc:creator>Julie</dc:creator>
    <meta:editing-cycles>2</meta:editing-cycles>
    <meta:creation-date>2014-09-10T08:36:00</meta:creation-date>
    <dc:date>2014-09-10T08:58:00</dc:date>
    <meta:editing-duration>PT18M</meta:editing-duration>
    <meta:generator>LibreOffice/5.1.5.2$MacOSX_X86_64 LibreOffice_project/7a864d8825610a8c07cfc3bc01dd4fce6a9447e5</meta:generator>
    <meta:document-statistic meta:table-count="0" meta:image-count="0" meta:object-count="0" meta:page-count="2" meta:paragraph-count="28" meta:word-count="314" meta:character-count="2070" meta:non-whitespace-character-count="179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